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level-style-number text:level="14" text:style-name="Numbering_20_Symbols" style:num-format="1" text:start-value="1" style:num-suffix=".">
        <style:list-level-properties text:list-level-position-and-space-mode="label-alignment" fo:text-align="right">
          <style:list-level-label-alignment text:label-followed-by="listtab" text:list-tab-stop-position="3.75in" fo:text-indent="-0.25in" fo:margin-left="3.7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style:text-line-through-style="soli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4">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5">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6">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7">
    </style:style>
    <style:style style:name="P80" style:family="paragraph" style:parent-style-name="Text_20_body" style:list-style-name="L8">
      <style:paragraph-properties fo:margin-top="0in" fo:margin-bottom="0in"/>
    </style:style>
    <style:style style:name="P81" style:family="paragraph" style:parent-style-name="Text_20_body" style:list-style-name="L9">
    </style:style>
    <style:style style:name="P82" style:family="paragraph" style:parent-style-name="Text_20_body" style:list-style-name="L10">
      <style:paragraph-properties fo:margin-top="0in" fo:margin-bottom="0in"/>
    </style:style>
    <style:style style:name="P83" style:family="paragraph" style:parent-style-name="Text_20_body" style:list-style-name="L11">
      <style:paragraph-properties fo:margin-top="0in" fo:margin-bottom="0in"/>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Text_20_body" style:list-style-name="L12">
    </style:style>
    <style:style style:name="P97" style:family="paragraph" style:parent-style-name="Text_20_body" style:list-style-name="L13">
      <style:paragraph-properties fo:margin-top="0in" fo:margin-bottom="0in"/>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14">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Text_20_body" style:list-style-name="L15">
      <style:paragraph-properties fo:margin-top="0in" fo:margin-bottom="0in"/>
    </style:style>
    <style:style style:name="P131" style:family="paragraph" style:parent-style-name="Text_20_body" style:list-style-name="L16">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7">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March 2, 2022 (10:28: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i Mom!” (without the quotes) followed by a new line on the screen, once inserted in a proper method, compiled, and executed.</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3</text:span> and <text:span text:style-name="StringTok">"3"</text:span>?</text:p>
        </text:list-item>
        <text:list-item>
          <text:p text:style-name="P1">What is the difference, if any, between the <text:span text:style-name="NormalTok">WriteLine</text:span> and <text:span text:style-name="NormalTok">Write</text:span> methods?</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 `</text:span> Is the name <text:span text:style-name="NormalTok">myVariable</text:span> the same as <text:span text:style-name="NormalTok">myvariable</text:span>? If not, why?</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p>
          <text:p text:style-name="P8"><text:s text:c="4"/>static void Main();</text:p>
          <text:p text:style-name="P9"><text:s text:c="4"/>{</text:p>
          <text:p text:style-name="P10"><text:s text:c="8"/>ConsoleWriteLine("Welcome \n to the lab!");</text:p>
          <text:p text:style-name="P11"><text:s text:c="4"/>}</text:p>
          <text:p text:style-name="P12">}</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3">In C#, what is the “escape character”? Why is it useful?</text:p>
        </text:list-item>
        <text:list-item>
          <text:p text:style-name="P13">Suppose you replace every <text:span text:style-name="OperatorTok">*</text:span> in your program with the <text:span text:style-name="OperatorTok">!</text:span> symbol. Are you completely sure that your program would still compile? Why or why not?</text:p>
        </text:list-item>
        <text:list-item>
          <text:p text:style-name="P13">Give the values of <text:span text:style-name="NormalTok">a</text:span> and <text:span text:style-name="NormalTok">b</text:span> after the following four instructions have been executed.</text:p>
          <text:p text:style-name="P14">int a, b;</text:p>
          <text:p text:style-name="P15">a = 4;</text:p>
          <text:p text:style-name="P16">b = a * 3 + 1;</text:p>
          <text:p text:style-name="P17">a /= 2;</text:p>
        </text:list-item>
        <text:list-item>
          <text:p text:style-name="P13">Is there an error in the following code? Explain the error or give the value of <text:span text:style-name="NormalTok">b</text:span> after the second statement is executed.</text:p>
          <text:p text:style-name="P18">float a = 3.7f;</text:p>
          <text:p text:style-name="P19">int b = (int)a;</text:p>
        </text:list-item>
        <text:list-item>
          <text:p text:style-name="P13">There is an error in the following code, at the second line. Explain the error, and how you could fix this second line using a cast operator, without changing the datatype of the <text:span text:style-name="NormalTok">b</text:span> variable.</text:p>
          <text:p text:style-name="P20">decimal a = 2.5M;</text:p>
          <text:p text:style-name="P21">int b = a / 2;</text:p>
        </text:list-item>
        <text:list-item>
          <text:p text:style-name="P13">What is the return type of the operation <text:span text:style-name="FloatTok">12.4</text:span><text:span text:style-name="NormalTok"><text:s text:c="1"/></text:span><text:span text:style-name="OperatorTok">*</text:span><text:span text:style-name="NormalTok"><text:s text:c="1"/></text:span><text:span text:style-name="DecValTok">3</text:span>? </text:p>
        </text:list-item>
        <text:list-item>
          <text:p text:style-name="P13">Write a statement that performs an implicit conversion between two different numeric datatypes.</text:p>
        </text:list-item>
        <text:list-item>
          <text:p text:style-name="P13">In C#, what is the name of the method used to read input from the user?</text:p>
        </text:list-item>
        <text:list-item>
          <text:p text:style-name="P13">Will those statements, if placed in a proper <text:span text:style-name="NormalTok">Main</text:span> method, compile? Could this program crash at execution time? Justify your answer.</text:p>
          <text:p text:style-name="P22">int myAge;</text:p>
          <text:p text:style-name="P23">Console.WriteLine("Please enter your age:");</text:p>
          <text:p text:style-name="P24">myAge = int.Parse(Console.ReadLine());</text:p>
        </text:list-item>
        <text:list-item>
          <text:p text:style-name="P13">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2">do not</text:span> require a computer. Make sure you feel ready before starting them, try to do them with limited time and without notes, and, if you want, check your answer using your IDE.</text:p>
      <text:list text:style-name="L5">
        <text:list-item>
          <text:p text:style-name="P25">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2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30"><text:span text:style-name="T2">Operation</text:span></text:p>
              </table:table-cell>
              <table:table-cell table:style-name="TableRowCell" office:value-type="string">
                <text:p text:style-name="P31"><text:span text:style-name="T2">Arithmetic Operator</text:span></text:p>
              </table:table-cell>
              <table:table-cell table:style-name="TableRowCell" office:value-type="string">
                <text:p text:style-name="P32"><text:span text:style-name="T2">Algebraic Expression</text:span></text:p>
              </table:table-cell>
              <table:table-cell table:style-name="TableRowCell" office:value-type="string">
                <text:p text:style-name="P33"><text:span text:style-name="T2">Expression</text:span></text:p>
              </table:table-cell>
            </table:table-row>
            <table:table-row>
              <table:table-cell table:style-name="TableRowCell" office:value-type="string">
                <text:p text:style-name="P30">Addi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Substrac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2/"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Multiplica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4/"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Divis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Remainder (a.k.a. modulo)</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1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
          <text:p text:style-name="P2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36"><text:span text:style-name="T2">Operation</text:span></text:p>
              </table:table-cell>
              <table:table-cell table:style-name="TableRowCell" office:value-type="string">
                <text:p text:style-name="P37"><text:span text:style-name="T2">Result</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7</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OperatorTok">-</text:span><text:span text:style-name="DecValTok">1</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12</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37"><text:span text:style-name="DecValTok">3</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2</text:span></text:p>
              </table:table-cell>
            </table:table-row>
          </table:table>
          <text:p text:style-name="P25">But things get complicated when multiple operators are used, but no parenthesis are indicated. For instance, should</text:p>
          <text:p text:style-name="P38">7 / 2 - 4 * 8 % 3</text:p>
          <text:p text:style-name="P2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2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25">? Certainly, the result is not the same and there are other possibile ways this calculation may be performed!</text:p>
          <text:p text:style-name="P25">Actually, C# uses the following three rules:</text:p>
          <text:list>
            <text:list-item>
              <text:p text:style-name="P38"><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39">2 - 4 * 8</text:p>
              <text:p text:style-name="P38">will be evaluated as <draw:frame draw:style-name="fr1" text:anchor-type="as-char"><draw:object xlink:href="Formula-28/" xlink:type="simple" xlink:show="embed" xlink:actuate="onLoad"/></draw:frame>.</text:p>
            </text:list-item>
            <text:list-item>
              <text:p text:style-name="P38">If there are multiple operations of the same type, they are evaluated from left to right. For instance,</text:p>
              <text:p text:style-name="P40">4 / 2 * 8</text:p>
              <text:p text:style-name="P38">will be evaluated as <draw:frame draw:style-name="fr1" text:anchor-type="as-char"><draw:object xlink:href="Formula-30/" xlink:type="simple" xlink:show="embed" xlink:actuate="onLoad"/></draw:frame> and</text:p>
              <text:p text:style-name="P41">4 - 2 + 8</text:p>
              <text:p text:style-name="P38">will be evaluated as <draw:frame draw:style-name="fr1" text:anchor-type="as-char"><draw:object xlink:href="Formula-32/" xlink:type="simple" xlink:show="embed" xlink:actuate="onLoad"/></draw:frame>.</text:p>
            </text:list-item>
            <text:list-item>
              <text:p text:style-name="P38">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25">Answer the following:</text:p>
          <text:list>
            <text:list-item>
              <text:p text:style-name="P41">Which of the following operation(s) compute the arithmetic expression <draw:frame draw:style-name="fr1" text:anchor-type="as-char"><draw:object xlink:href="Formula-38/" xlink:type="simple" xlink:show="embed" xlink:actuate="onLoad"/></draw:frame>?</text:p>
              <text:list>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41">State the order of evaluation of the operators in each of the following operations, and compute the resulting value:</text:p>
              <text:list>
                <text:list-item>
                  <text:p text:style-name="P41"><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41"><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41"><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41"><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41">(Optional) Check your answers using your IDE. You can use a statement of the form:</text:p>
              <text:p text:style-name="P42">Console.WriteLine($"8 - 39 * 1 / 12 + 5 is {8 - 39 * 1 / 12 + 5}");</text:p>
            </text:list-item>
          </text:list>
        </text:list-item>
        <text:list-item>
          <text:p text:style-name="P25">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25">Place a delimited comment with a your name and the time at which you wrote the program at the top of the program.</text:p>
        </text:list-item>
        <text:list-item>
          <text:p text:style-name="P25">Write down, on a piece of paper, a program that:</text:p>
          <text:list>
            <text:list-item>
              <text:p text:style-name="P42">Declares a <text:span text:style-name="DataTypeTok">string</text:span> variable named <text:span text:style-name="NormalTok">userName</text:span>.</text:p>
            </text:list-item>
            <text:list-item>
              <text:p text:style-name="P42">Displays on the screen “Please enter your name, followed by enter:”.</text:p>
            </text:list-item>
            <text:list-item>
              <text:p text:style-name="P42">Reads a <text:span text:style-name="DataTypeTok">string</text:span> value from the keyboard and assigns the value to the <text:span text:style-name="NormalTok">userName</text:span> variable.</text:p>
            </text:list-item>
            <text:list-item>
              <text:p text:style-name="P42">Declares an <text:span text:style-name="DataTypeTok">int</text:span> variable named <text:span text:style-name="NormalTok">number</text:span>.</text:p>
            </text:list-item>
            <text:list-item>
              <text:p text:style-name="P42">Displays on the screen “Please enter your number:”.</text:p>
            </text:list-item>
            <text:list-item>
              <text:p text:style-name="P42">Reads an <text:span text:style-name="DataTypeTok">int</text:span> value from the keyboard and assigns the value to the <text:span text:style-name="NormalTok">number</text:span> variable.</text:p>
            </text:list-item>
            <text:list-item>
              <text:p text:style-name="P42">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42">Displays on the screen, “Your id is” and the content of the <text:span text:style-name="NormalTok">id</text:span> variable.</text:p>
            </text:list-item>
          </text:list>
          <text:p text:style-name="P25">Here is an example of execution, where the user input is underlined, and hitting “enter” is represented by ↵:</text:p>
          <text:p text:style-name="P43">Please enter your name, followed by enter.</text:p>
          <text:p text:style-name="P44">J̲a̲y̲l̲a̲h̲↵̲</text:p>
          <text:p text:style-name="P45">Please enter your area code, followed by enter.</text:p>
          <text:p text:style-name="P46">4̲9̲3̲9̲1̲↵̲</text:p>
          <text:p text:style-name="P47">Your id is Jaylah49391</text:p>
          <text:p text:style-name="P48">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6">
        <text:list-item>
          <text:p text:style-name="P49">What is “an instance of a class”?</text:p>
        </text:list-item>
        <text:list-item>
          <text:p text:style-name="P49">Give two access modifiers.</text:p>
        </text:list-item>
        <text:list-item>
          <text:p text:style-name="P49">Write a statement that creates a new object from the <text:span text:style-name="NormalTok">Rectangle</text:span> class.</text:p>
        </text:list-item>
        <text:list-item>
          <text:p text:style-name="P49">Do different objects from the same class share their instance variables?</text:p>
        </text:list-item>
        <text:list-item>
          <text:p text:style-name="P49">Suppose we have a <text:span text:style-name="NormalTok">Circle</text:span> class containing</text:p>
          <text:p text:style-name="P50">public void SetRadius(double radiusArgument)</text:p>
          <text:p text:style-name="P51">{</text:p>
          <text:p text:style-name="P52"><text:s text:c="4"/>radius = radiusArgument;</text:p>
          <text:p text:style-name="P53">}</text:p>
          <text:p text:style-name="P49">Write a statement that create a <text:span text:style-name="NormalTok">Circle</text:span> object, and one statement that sets its radius to 3.5.</text:p>
        </text:list-item>
        <text:list-item>
          <text:p text:style-name="P49">Indicate the order of evaluation of the operators in each of the following C# operations by adding parenthesis or developping the expression one step at a time, and compute the resulting value:</text:p>
          <text:list>
            <text:list-item>
              <text:p text:style-name="P53"><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53"><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53"><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53"><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49">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49">What does the keyword <text:span text:style-name="KeywordTok">return</text:span> do?</text:p>
        </text:list-item>
        <text:list-item>
          <text:p text:style-name="P49">Write a getter for an attribute of type <text:span text:style-name="DataTypeTok">string</text:span> named <text:span text:style-name="NormalTok">myName</text:span>.</text:p>
        </text:list-item>
        <text:list-item>
          <text:p text:style-name="P49">Assuming <text:span text:style-name="NormalTok">name</text:span> is a <text:span text:style-name="DataTypeTok">string</text:span> instance variable, there is problem with the following setter. Fix it.</text:p>
          <text:p text:style-name="P54">public int SetName(string val){</text:p>
          <text:p text:style-name="P55"><text:s text:c="4"/>name = val;</text:p>
          <text:p text:style-name="P56">}</text:p>
        </text:list-item>
        <text:list-item>
          <text:p text:style-name="P49">Briefly describe what a format specifier is. Write a statement that uses one.</text:p>
        </text:list-item>
        <text:list-item>
          <text:p text:style-name="P49">Write a method for the <text:span text:style-name="NormalTok">Rectangle</text:span> class that divides the length and width of the calling object by a factor given as a parameter.</text:p>
        </text:list-item>
        <text:list-item>
          <text:p text:style-name="P49">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49">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49">Consider the following UML diagram:</text:p>
          <table:table table:name="Table5" table:style-name="Table5">
            <table:table-column table:style-name="Table5.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49">What is the name of the class, what are the methods and attributes of the class?</text:p>
        </text:list-item>
        <text:list-item>
          <text:p text:style-name="P49">Is it possible to have more than one constructor defined for a class? If yes, how can C# know which one is called?</text:p>
        </text:list-item>
        <text:list-item>
          <text:p text:style-name="P49">Write a constructor for a <text:span text:style-name="NormalTok">Soda</text:span> class with one <text:span text:style-name="DataTypeTok">string</text:span> attribute called <text:span text:style-name="NormalTok">name</text:span>.</text:p>
        </text:list-item>
        <text:list-item>
          <text:p text:style-name="P49">What is the “default” constructor? Do we always have the possibility of using it?</text:p>
        </text:list-item>
        <text:list-item>
          <text:p text:style-name="P49">Consider the following partial class definition:</text:p>
          <text:p text:style-name="P57">public class Book</text:p>
          <text:p text:style-name="P58">{</text:p>
          <text:p text:style-name="P59"><text:s text:c="4"/>private string title;</text:p>
          <text:p text:style-name="P60"><text:s text:c="4"/>private string author;</text:p>
          <text:p text:style-name="P61"><text:s text:c="4"/>private string publisher;</text:p>
          <text:p text:style-name="P62"><text:s text:c="4"/>private int copiesSold;</text:p>
          <text:p text:style-name="P63">}</text:p>
          <text:list>
            <text:list-item>
              <text:p text:style-name="P63">Write a statement that would create a <text:span text:style-name="NormalTok">Book</text:span> object.</text:p>
            </text:list-item>
            <text:list-item>
              <text:p text:style-name="P63">Write a “getter” and a “setter” for the <text:span text:style-name="NormalTok">title</text:span> attribute.</text:p>
            </text:list-item>
            <text:list-item>
              <text:p text:style-name="P63">Write a constructor for the <text:span text:style-name="NormalTok">Book</text:span> class taking at least one argument (you are free to decide which one(s)).</text:p>
            </text:list-item>
          </text:list>
        </text:list-item>
        <text:list-item>
          <text:p text:style-name="P49">Consider the following partial class definition:</text:p>
          <text:p text:style-name="P64">class DVD</text:p>
          <text:p text:style-name="P65">{</text:p>
          <text:p text:style-name="P66"><text:s text:c="4"/>private string title;</text:p>
          <text:p text:style-name="P67"><text:s text:c="4"/>private decimal price;</text:p>
          <text:p text:style-name="P68">}</text:p>
          <text:list>
            <text:list-item>
              <text:p text:style-name="P68">Write a “setter” for the <text:span text:style-name="NormalTok">title</text:span> attribute.</text:p>
            </text:list-item>
            <text:list-item>
              <text:p text:style-name="P68">Write a constructor for the <text:span text:style-name="NormalTok">DVD</text:span> class that takes two arguments.</text:p>
            </text:list-item>
            <text:list-item>
              <text:p text:style-name="P68">Write a method called <text:span text:style-name="NormalTok">Discount</text:span> that decreases the <text:span text:style-name="NormalTok">price</text:span> attribute by 20.55%.</text:p>
            </text:list-item>
            <text:list-item>
              <text:p text:style-name="P68">Write a (good, informative) <text:span text:style-name="NormalTok">ToString</text:span> method for the class.</text:p>
            </text:list-item>
            <text:list-item>
              <text:p text:style-name="P68">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68">Draw the UML class diagram for the class you obtained by adding the above four methods to our original class definition.</text:p>
            </text:list-item>
          </text:list>
        </text:list-item>
        <text:list-item>
          <text:p text:style-name="P49">Consider the following partial class definition:</text:p>
          <text:p text:style-name="P69">class Book</text:p>
          <text:p text:style-name="P70">{</text:p>
          <text:p text:style-name="P71"><text:s text:c="4"/>private string title;</text:p>
          <text:p text:style-name="P72"><text:s text:c="4"/>private decimal price;</text:p>
          <text:p text:style-name="P73">}</text:p>
          <text:list>
            <text:list-item>
              <text:p text:style-name="P73">Write a “getter” for the <text:span text:style-name="NormalTok">title</text:span> attribute.</text:p>
            </text:list-item>
            <text:list-item>
              <text:p text:style-name="P73">Write a constructor for the <text:span text:style-name="NormalTok">Book</text:span> class that takes two arguments.</text:p>
            </text:list-item>
            <text:list-item>
              <text:p text:style-name="P73">Write a method called <text:span text:style-name="NormalTok">AddTaxes</text:span> that increases the <text:span text:style-name="NormalTok">price</text:span> attribute by 6.35%.</text:p>
            </text:list-item>
            <text:list-item>
              <text:p text:style-name="P73">Write a (good, informative) <text:span text:style-name="NormalTok">ToString</text:span> method for that class.</text:p>
            </text:list-item>
            <text:list-item>
              <text:p text:style-name="P73">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73">Draw the UML class diagram for the class you obtained by adding the above four methods to our original class definition.</text:p>
            </text:list-item>
          </text:list>
        </text:list-item>
        <text:list-item>
          <text:p text:style-name="P49">Assume that my <text:span text:style-name="NormalTok">Pet</text:span> class contains one custom constructor:</text:p>
          <text:p text:style-name="P74">public Pet(string nameP, char genderP){</text:p>
          <text:p text:style-name="P75"><text:s text:c="4"/>name = nameP;</text:p>
          <text:p text:style-name="P76"><text:s text:c="4"/>gender = genderP;</text:p>
          <text:p text:style-name="P77">}</text:p>
          <text:p text:style-name="P49">What is the problem with the following statement?</text:p>
          <text:p text:style-name="P78">Pet myPet = new Pet('M', "Bob");</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7">
        <text:list-item>
          <text:p text:style-name="P79">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8">
            <text:list-item>
              <text:p text:style-name="P80">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80">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80">getters for <text:span text:style-name="NormalTok">angle1</text:span> and <text:span text:style-name="NormalTok">angle2</text:span>,</text:p>
            </text:list-item>
            <text:list-item>
              <text:p text:style-name="P80">a method that computes and returns the value of the third angle, that we name <text:span text:style-name="NormalTok">ComputeAngle3</text:span>,</text:p>
            </text:list-item>
            <text:list-item>
              <text:p text:style-name="P80">a method that rotate the triangle: the value of the first angle should be replaced with the value of the second angle, and the value of the second angle should be replaced with the value of the third angle.</text:p>
            </text:list-item>
          </text:list>
          <text:list>
            <text:list-item>
              <text:p text:style-name="P80">Write the UML diagram for the <text:span text:style-name="NormalTok">Triangle</text:span> class.</text:p>
            </text:list-item>
            <text:list-item>
              <text:p text:style-name="P80">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9">
        <text:list-item>
          <text:p text:style-name="P81">What is sequential processing?</text:p>
        </text:list-item>
        <text:list-item>
          <text:p text:style-name="P81">Decide if the following boolean expressions will evaluate to <text:span text:style-name="KeywordTok">true</text:span> or <text:span text:style-name="KeywordTok">false</text:span>:</text:p>
          <text:list text:style-name="L10">
            <text:list-item>
              <text:p text:style-name="P82"><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82"><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82"><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2"><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Decide if the following Boolean expressions will evaluate to <text:span text:style-name="KeywordTok">true</text:span> or <text:span text:style-name="KeywordTok">false</text:span>:</text:p>
          <text:list text:style-name="L11">
            <text:list-item>
              <text:p text:style-name="P83"><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83"><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83"><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3"><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3"><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3"><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3"><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3"><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3"><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3"><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3"><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3"><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81">What is the relational operator used to determine whenever two values are different?</text:p>
        </text:list-item>
        <text:list-item>
          <text:p text:style-name="P81">Give three relational operators, and then two logical operators.</text:p>
        </text:list-item>
        <text:list-item>
          <text:p text:style-name="P81">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81">In C#, is there a difference between <text:span text:style-name="OperatorTok">=</text:span> and <text:span text:style-name="OperatorTok">==</text:span>? Write a statement that uses <text:span text:style-name="OperatorTok">=</text:span>.</text:p>
        </text:list-item>
        <text:list-item>
          <text:p text:style-name="P81">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84">if ( myAge &gt; 20 )</text:p>
          <text:p text:style-name="P85">{</text:p>
          <text:p text:style-name="P86"><text:s text:c="4"/>myFlag = true</text:p>
          <text:p text:style-name="P87">};</text:p>
        </text:list-item>
        <text:list-item>
          <text:p text:style-name="P81">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81">Write a <text:span text:style-name="NormalTok">boolean</text:span> expression that evaluates to <text:span text:style-name="KeywordTok">true</text:span> if a variable <text:span text:style-name="NormalTok">x</text:span> is between 3 (excluded) and 5 (included).</text:p>
        </text:list-item>
        <text:list-item>
          <text:p text:style-name="P81">Write an <text:span text:style-name="KeywordTok">if</text:span><text:span text:style-name="OperatorTok">-</text:span><text:span text:style-name="KeywordTok">else</text:span> statement that assigns <text:span text:style-name="StringTok">"Minor"</text:span><text:span text:style-name="NormalTok">\</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81">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87">“I’m taking this class!” if <text:span text:style-name="NormalTok">courseNumber</text:span> is <text:span text:style-name="DecValTok">1301</text:span> and <text:span text:style-name="NormalTok">courseCode</text:span> is <text:span text:style-name="NormalTok">CSCI</text:span>;</text:p>
            </text:list-item>
            <text:list-item>
              <text:p text:style-name="P87">“That’s my major!” if <text:span text:style-name="NormalTok">courseCode</text:span> is <text:span text:style-name="NormalTok">CSCI</text:span>;</text:p>
            </text:list-item>
            <text:list-item>
              <text:p text:style-name="P87">“Is that an elective?” if <text:span text:style-name="NormalTok">courseNumber</text:span> is greater than 3000; or</text:p>
            </text:list-item>
            <text:list-item>
              <text:p text:style-name="P87">“Is it a good class?” otherwise.</text:p>
            </text:list-item>
          </text:list>
          <text:p text:style-name="P81">Your program should display exactly one message.</text:p>
        </text:list-item>
        <text:list-item>
          <text:p text:style-name="P81">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87">“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87">“I love this season.” if <text:span text:style-name="NormalTok">graduationSemester</text:span> is <text:span text:style-name="NormalTok">Spring</text:span>;</text:p>
            </text:list-item>
            <text:list-item>
              <text:p text:style-name="P87">“That is in a long time!” if <text:span text:style-name="NormalTok">graduationYear</text:span> is greater than 2025; or</text:p>
            </text:list-item>
            <text:list-item>
              <text:p text:style-name="P87">“I hope you’ll have an in-person ceremony!” otherwise.</text:p>
            </text:list-item>
          </text:list>
          <text:p text:style-name="P81">Your program should display exactly one message.</text:p>
        </text:list-item>
        <text:list-item>
          <text:p text:style-name="P81">What will be displayed on the screen by the following program?</text:p>
          <text:p text:style-name="P88">int x = 3, y = 2, z = 4;</text:p>
          <text:p text:style-name="P89">if (x &gt; y) {z += y;}</text:p>
          <text:p text:style-name="P90">if (x &gt; z) {y -= 4;}</text:p>
          <text:p text:style-name="P91">Console.WriteLine($"x is {x}, y is {y}, and z is {z}.");</text:p>
        </text:list-item>
        <text:list-item>
          <text:p text:style-name="P81">(<text:span text:style-name="T3">We’ll use the 24-hour clock, sometimes called </text:span>“<text:span text:style-name="T3">military time</text:span>”<text:span text:style-name="T3">.</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81">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81">What will be displayed on the screen by the following program?</text:p>
          <text:p text:style-name="P92">int x = 3, y = 2, z = 4;</text:p>
          <text:p text:style-name="P93">if (y &gt;= z) {z += y;}</text:p>
          <text:p text:style-name="P94">else if (x != y) { if (false) {z -= 3;} else {z += x;}}</text:p>
          <text:p text:style-name="P95">Console.WriteLinef($"x is {x}, y is {y}, and z is {z}.");</text:p>
        </text:list-item>
        <text:list-item>
          <text:p text:style-name="P81">Give an example of an <text:span text:style-name="KeywordTok">if</text:span> statement that could not be rewritten as a <text:span text:style-name="KeywordTok">switch</text:span>.</text:p>
        </text:list-item>
      </text:list>
      <text:h text:style-name="Heading_20_2" text:outline-level="2"><text:bookmark-start text:name="part-ii-problems-3"/>Part II – Problems<text:bookmark-end text:name="part-ii-problems-3"/></text:h>
      <text:p text:style-name="First_20_paragraph">This time, the two exercises <text:span text:style-name="T2">do not</text:span> require a computer, and are here to craft on your problem-solving skills. Make sure you feel ready before starting them, try to do them with a limited amount of time and without notes, and check your answer using your IDE.</text:p>
      <text:list text:style-name="L12">
        <text:list-item>
          <text:p text:style-name="P9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96">You want to write a small program for an on-line printing company. Your program should ask the user to chose a format (<draw:frame draw:style-name="fr1" text:anchor-type="as-char"><draw:object xlink:href="Formula-44/" xlink:type="simple" xlink:show="embed" xlink:actuate="onLoad"/></draw:frame> centimeters, or <draw:frame draw:style-name="fr1" text:anchor-type="as-char"><draw:object xlink:href="Formula-46/" xlink:type="simple" xlink:show="embed" xlink:actuate="onLoad"/></draw:frame> inches), ask if it is the first time the customer order through your company, and a number of copies. Then, calculate the total cost of printing those pictures, knowing that</text:p>
          <text:list text:style-name="L13">
            <text:list-item>
              <text:p text:style-name="P97">Printing a <draw:frame draw:style-name="fr1" text:anchor-type="as-char"><draw:object xlink:href="Formula-48/" xlink:type="simple" xlink:show="embed" xlink:actuate="onLoad"/></draw:frame> centimeters picture costs <draw:frame draw:style-name="fr1" text:anchor-type="as-char"><draw:object xlink:href="Formula-50/" xlink:type="simple" xlink:show="embed" xlink:actuate="onLoad"/></draw:frame>, printing a <draw:frame draw:style-name="fr1" text:anchor-type="as-char"><draw:object xlink:href="Formula-52/" xlink:type="simple" xlink:show="embed" xlink:actuate="onLoad"/></draw:frame> inches picture costs <draw:frame draw:style-name="fr1" text:anchor-type="as-char"><draw:object xlink:href="Formula-54/" xlink:type="simple" xlink:show="embed" xlink:actuate="onLoad"/></draw:frame>,</text:p>
            </text:list-item>
            <text:list-item>
              <text:p text:style-name="P97">A new customer gets a <draw:frame draw:style-name="fr1" text:anchor-type="as-char"><draw:object xlink:href="Formula-56/" xlink:type="simple" xlink:show="embed" xlink:actuate="onLoad"/></draw:frame> coupon if the order is more than <draw:frame draw:style-name="fr1" text:anchor-type="as-char"><draw:object xlink:href="Formula-58/" xlink:type="simple" xlink:show="embed" xlink:actuate="onLoad"/></draw:frame>,</text:p>
            </text:list-item>
            <text:list-item>
              <text:p text:style-name="P97">A <draw:frame draw:style-name="fr1" text:anchor-type="as-char"><draw:object xlink:href="Formula-60/" xlink:type="simple" xlink:show="embed" xlink:actuate="onLoad"/></draw:frame> discount is given if more than <draw:frame draw:style-name="fr1" text:anchor-type="as-char"><draw:object xlink:href="Formula-62/" xlink:type="simple" xlink:show="embed" xlink:actuate="onLoad"/></draw:frame> copies were ordered,</text:p>
            </text:list-item>
            <text:list-item>
              <text:p text:style-name="P97">The two previous offers can be cumulated.</text:p>
            </text:list-item>
          </text:list>
          <text:p text:style-name="P9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64/" xlink:type="simple" xlink:show="embed" xlink:actuate="onLoad"/></draw:frame> discount!” if the user ordered more than <draw:frame draw:style-name="fr1" text:anchor-type="as-char"><draw:object xlink:href="Formula-66/" xlink:type="simple" xlink:show="embed" xlink:actuate="onLoad"/></draw:frame> copies. See below for examples of execution, where the user input is underlined, and hitting carriage return is represented by ↵.</text:p>
          <text:p text:style-name="P98">Enter 'c' for 10x15cm, anything else for 8x11in.</text:p>
          <text:p text:style-name="P99">c̲ ↵</text:p>
          <text:p text:style-name="P100">Is this your first time here? Type 'y' for 'yes'.</text:p>
          <text:p text:style-name="P101">y̲ ↵</text:p>
          <text:p text:style-name="P102">Enter a number of copies.</text:p>
          <text:p text:style-name="P103">9̲0̲ ↵</text:p>
          <text:p text:style-name="P104">Welcome!</text:p>
          <text:p text:style-name="P105">We cherish our new customers, so we are giving you a $3 discount!</text:p>
          <text:p text:style-name="P106">Your total is $13.50. You had a 10% discount!</text:p>
          <text:p text:style-name="P107">Enter 'c' for 10x15cm, anything else for 8x11in.</text:p>
          <text:p text:style-name="P108">p̲ ↵</text:p>
          <text:p text:style-name="P109">Is this your first time here? Type 'y' for 'yes'.</text:p>
          <text:p text:style-name="P110">N̲o̲t̲ ̲a̲t̲ ̲a̲l̲l̲↵</text:p>
          <text:p text:style-name="P111">Enter a number of copies.</text:p>
          <text:p text:style-name="P112">1̲2̲0̲ ↵</text:p>
          <text:p text:style-name="P113">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4">
        <text:list-item>
          <text:p text:style-name="P114">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114">Given an <text:span text:style-name="DataTypeTok">int</text:span> variable <text:span text:style-name="NormalTok">counter</text:span>, write three statements to decrement its value by 1.</text:p>
        </text:list-item>
        <text:list-item>
          <text:p text:style-name="P114">What will be displayed on the screen?</text:p>
          <text:p text:style-name="P115">int x = 3, y = 7;</text:p>
          <text:p text:style-name="P116">Console.WriteLine (x++ +" and "+ --y);</text:p>
        </text:list-item>
        <text:list-item>
          <text:p text:style-name="P114">What will be displayed on the screen by the following program? Write the spaces and new line explicitly.</text:p>
          <text:p text:style-name="P117">int counter = 10;</text:p>
          <text:p text:style-name="P118">while (counter &gt; 5)</text:p>
          <text:p text:style-name="P119">{</text:p>
          <text:p text:style-name="P120"><text:s text:c="4"/>counter--;</text:p>
          <text:p text:style-name="P121"><text:s text:c="4"/>Console.Write(counter + "\n");</text:p>
          <text:p text:style-name="P122"><text:s text:c="4"/>if (counter == 7) {</text:p>
          <text:p text:style-name="P123"><text:s text:c="8"/>Console.WriteLine("Bingo");</text:p>
          <text:p text:style-name="P124"><text:s text:c="4"/>}</text:p>
          <text:p text:style-name="P125">}</text:p>
        </text:list-item>
        <text:list-item>
          <text:p text:style-name="P114">What will be displayed on the screen by the following program?</text:p>
          <text:p text:style-name="P126">int counter = 10;</text:p>
          <text:p text:style-name="P127">while (counter != 5) ;</text:p>
          <text:p text:style-name="P128">Console.Write(counter + "\n");</text:p>
          <text:p text:style-name="P129">counter--;</text:p>
        </text:list-item>
        <text:list-item>
          <text:p text:style-name="P114">What is input validation? Name a control structure that can be used to perform it. Why is it important?</text:p>
        </text:list-item>
        <text:list-item>
          <text:p text:style-name="P114">What is a sentinel value?</text:p>
        </text:list-item>
        <text:list-item>
          <text:p text:style-name="P114">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114">Write a program containing a <text:span text:style-name="KeywordTok">while</text:span> loop that would display the numbers between -100 and 100 (both included) with a space between them when executed.</text:p>
        </text:list-item>
        <text:list-item>
          <text:p text:style-name="P114">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5">
            <text:list-item>
              <text:p text:style-name="P130">“CS” if <text:span text:style-name="NormalTok">name</text:span> is “Turing” or “Liskov”,</text:p>
            </text:list-item>
            <text:list-item>
              <text:p text:style-name="P130">“Math.” if <text:span text:style-name="NormalTok">name</text:span> is “Aryabhata” or “Noether”,</text:p>
            </text:list-item>
            <text:list-item>
              <text:p text:style-name="P130">“Unknown” otherwise.</text:p>
            </text:list-item>
          </text:list>
        </text:list-item>
        <text:list-item>
          <text:p text:style-name="P114">Write a program that asks the user to enter a value between 1900 and 1999 (both included), and asks again as long as the user enters integers outside that range.</text:p>
        </text:list-item>
      </text:list>
      <text:h text:style-name="Heading_20_2" text:outline-level="2"><text:bookmark-start text:name="part-ii-problems-4"/>Part II – Problems<text:bookmark-end text:name="part-ii-problems-4"/></text:h>
      <text:list text:style-name="L16">
        <text:list-item>
          <text:p text:style-name="P131">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32">switch (month) {</text:p>
          <text:p text:style-name="P133"><text:s text:c="4"/>…</text:p>
          <text:p text:style-name="P134"><text:s text:c="4"/>case (2):</text:p>
          <text:p text:style-name="P135"><text:s text:c="8"/>if …</text:p>
          <text:p text:style-name="P136"><text:s text:c="8"/>…</text:p>
          <text:p text:style-name="P137"><text:s text:c="8"/>break;</text:p>
          <text:p text:style-name="P138"><text:s text:c="4"/>…</text:p>
          <text:p text:style-name="P139">}</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7">
        <text:list-item>
          <text:p text:style-name="P140">Write a statement that creates a 10-element <text:span text:style-name="DataTypeTok">int</text:span> array named <text:span text:style-name="NormalTok">numbers</text:span>.</text:p>
        </text:list-item>
        <text:list-item>
          <text:p text:style-name="P140">What is wrong with the following array declaration?</text:p>
          <text:p text:style-name="P141">int[] books = new int[-1];</text:p>
        </text:list-item>
        <text:list-item>
          <text:p text:style-name="P140">What will be displayed on the screen by the following program?</text:p>
          <text:p text:style-name="P142">for (int num = 3 ; num &lt;= 5 ; num++)</text:p>
          <text:p text:style-name="P143"><text:s text:c="4"/>Console.Write(num + " ");</text:p>
        </text:list-item>
        <text:list-item>
          <text:p text:style-name="P140">Write a ‘for’ loop that displays on the screen the sequence “1,  2,  3,  4,  5,  6,  7,  8,  9,  10, ”.</text:p>
        </text:list-item>
        <text:list-item>
          <text:p text:style-name="P140">Write a ‘for’ loop that displays on the screen the sequence “1,  2,  3,  4,  5,  6,  7,  8,  9,  10”, (note that there is no comma after 10).</text:p>
        </text:list-item>
        <text:list-item>
          <text:p text:style-name="P140">Write a ‘for’ loop that displays on the screen the sequence “1 3 5 7 9 ”.</text:p>
        </text:list-item>
        <text:list-item>
          <text:p text:style-name="P140">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68/" xlink:type="simple" xlink:show="embed" xlink:actuate="onLoad"/></draw:frame>).</text:p>
        </text:list-item>
        <text:list-item>
          <text:p text:style-name="P140">Consider the following code:</text:p>
          <text:p text:style-name="P144">for (int y = 1; y &lt;= 3; y++)</text:p>
          <text:p text:style-name="P145">{</text:p>
          <text:p text:style-name="P146"><text:s text:c="4"/>for (int z = 1; z &lt; 5; z++)</text:p>
          <text:p text:style-name="P147"><text:s text:c="8"/>Console.Write("Scene " + y + ", take " + z + ". " );</text:p>
          <text:p text:style-name="P148"><text:s text:c="4"/>Console.WriteLine();</text:p>
          <text:p text:style-name="P149">}</text:p>
          <text:p text:style-name="P140">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40">What will be displayed on the screen by the following code?</text:p>
          <text:p text:style-name="P150">int[] values = new int[6];</text:p>
          <text:p text:style-name="P151">for (int i = 0 ; i &lt; 6 ; i++)</text:p>
          <text:p text:style-name="P152"><text:s text:c="4"/>values[i] = (i*2);</text:p>
          <text:p text:style-name="P153">foreach (int j in values)</text:p>
          <text:p text:style-name="P154"><text:s text:c="4"/>Console.WriteLine(j);</text:p>
        </text:list-item>
        <text:list-item>
          <text:p text:style-name="P140">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40">What is “array bounds checking”? When does it happen?</text:p>
        </text:list-item>
        <text:list-item>
          <text:p text:style-name="P140">What would be the size of the <text:span text:style-name="NormalTok">test</text:span> array after the following statement has been executed?</text:p>
          <text:p text:style-name="P155">int[] test = {3, 5, 7, 0, 9};</text:p>
        </text:list-item>
        <text:list-item>
          <text:p text:style-name="P140">Write a statement that creates and initializes a <text:span text:style-name="DataTypeTok">double</text:span> array with the values 12.5, 89.0 and 3.24.</text:p>
        </text:list-item>
        <text:list-item>
          <text:p text:style-name="P140">What is the value of <text:span text:style-name="NormalTok">count</text:span> and the content of <text:span text:style-name="NormalTok">number</text:span> once the following has been executed?</text:p>
          <text:p text:style-name="P156">int count=2;</text:p>
          <text:p text:style-name="P157">int[] number={3, 5, 7};</text:p>
          <text:p text:style-name="P158">number[count--] = 8;</text:p>
          <text:p text:style-name="P159">number[count]--;</text:p>
        </text:list-item>
        <text:list-item>
          <text:p text:style-name="P140">Describe what the following code would do.</text:p>
          <text:p text:style-name="P160">int[] record = { 3, 8, 11 };</text:p>
          <text:p text:style-name="P161">int accumulator = 0;</text:p>
          <text:p text:style-name="P162">foreach (int i in record)</text:p>
          <text:p text:style-name="P163"><text:s text:c="4"/>accumulator += i;</text:p>
        </text:list-item>
        <text:list-item>
          <text:p text:style-name="P140">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40">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40">Write a static method (header included) that takes as argument an <text:span text:style-name="DataTypeTok">int</text:span> array, and display on the screen the value of each element of that array.</text:p>
        </text:list-item>
        <text:list-item>
          <text:p text:style-name="P140">Write a static method (header included) that takes as argument an <text:span text:style-name="DataTypeTok">int</text:span> array, and stores the value 10 in each element of that array.</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29:27Z</meta:creation-date>
    <dc:date>2022-03-03T03:29:27Z</dc:date>
    <meta:user-defined meta:name="date" meta:value-type="string">March   2, 2022 (10:28: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row>
    <mn>10</mn>
    <mo>×</mo>
    <mn>15</mn>
  </mrow>
</math>
</file>

<file path=Formula-46/content.xml><?xml version="1.0" encoding="utf-8"?>
<math xmlns="http://www.w3.org/1998/Math/MathML" display="inline">
  <mrow>
    <mn>8</mn>
    <mo>×</mo>
    <mn>11</mn>
  </mrow>
</math>
</file>

<file path=Formula-48/content.xml><?xml version="1.0" encoding="utf-8"?>
<math xmlns="http://www.w3.org/1998/Math/MathML" display="inline">
  <mrow>
    <mn>10</mn>
    <mo>×</mo>
    <mn>15</mn>
  </mrow>
</math>
</file>

<file path=Formula-50/content.xml><?xml version="1.0" encoding="utf-8"?>
<math xmlns="http://www.w3.org/1998/Math/MathML" display="inline">
  <mrow>
    <mi>$</mi>
    <mn>0.20</mn>
  </mrow>
</math>
</file>

<file path=Formula-52/content.xml><?xml version="1.0" encoding="utf-8"?>
<math xmlns="http://www.w3.org/1998/Math/MathML" display="inline">
  <mrow>
    <mn>8</mn>
    <mo>×</mo>
    <mn>11</mn>
  </mrow>
</math>
</file>

<file path=Formula-54/content.xml><?xml version="1.0" encoding="utf-8"?>
<math xmlns="http://www.w3.org/1998/Math/MathML" display="inline">
  <mrow>
    <mi>$</mi>
    <mn>0.25</mn>
  </mrow>
</math>
</file>

<file path=Formula-56/content.xml><?xml version="1.0" encoding="utf-8"?>
<math xmlns="http://www.w3.org/1998/Math/MathML" display="inline">
  <mrow>
    <mi>$</mi>
    <mn>3</mn>
  </mrow>
</math>
</file>

<file path=Formula-58/content.xml><?xml version="1.0" encoding="utf-8"?>
<math xmlns="http://www.w3.org/1998/Math/MathML" display="inline">
  <mrow>
    <mi>$</mi>
    <mn>5</mn>
  </mrow>
</math>
</file>

<file path=Formula-6/content.xml><?xml version="1.0" encoding="utf-8"?>
<math xmlns="http://www.w3.org/1998/Math/MathML" display="inline">
  <mrow>
    <mi>x</mi>
    <mi>/</mi>
    <mn>7</mn>
  </mrow>
</math>
</file>

<file path=Formula-60/content.xml><?xml version="1.0" encoding="utf-8"?>
<math xmlns="http://www.w3.org/1998/Math/MathML" display="inline">
  <mrow>
    <mn>10</mn>
    <mi>%</mi>
  </mrow>
</math>
</file>

<file path=Formula-62/content.xml><?xml version="1.0" encoding="utf-8"?>
<math xmlns="http://www.w3.org/1998/Math/MathML" display="inline">
  <mn>50</mn>
</math>
</file>

<file path=Formula-64/content.xml><?xml version="1.0" encoding="utf-8"?>
<math xmlns="http://www.w3.org/1998/Math/MathML" display="inline">
  <mrow>
    <mn>10</mn>
    <mi>%</mi>
  </mrow>
</math>
</file>

<file path=Formula-66/content.xml><?xml version="1.0" encoding="utf-8"?>
<math xmlns="http://www.w3.org/1998/Math/MathML" display="inline">
  <mn>50</mn>
</math>
</file>

<file path=Formula-6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8/content.xml><?xml version="1.0" encoding="utf-8"?>
<math xmlns="http://www.w3.org/1998/Math/MathML" display="inline">
  <mrow>
    <mi>x</mi>
    <mo>÷</mo>
    <mn>7</mn>
  </mrow>
</math>
</file>